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15</text:editing-cycles></text:p>
      <text:p text:style-name="Standard"/>
      <text:p text:style-name="Standard"/>
      <text:h text:style-name="Heading_20_1" text:outline-level="1">Definizioni</text:h>
      <text:p text:style-name="Text_20_body">L'API si basa sulle sequenti definizioni di componenti:</text:p>
      <text:list xml:id="list2113319011" text:style-name="List_20_1">
        <text:list-item>
          <text:p text:style-name="P3">Device</text:p>
        </text:list-item>
        <text:list-item>
          <text:p text:style-name="P3">Modulo</text:p>
        </text:list-item>
        <text:list-item>
          <text:p text:style-name="P3">WiredPI</text:p>
        </text:list-item>
        <text:list-item>
          <text:p text:style-name="P3">Sensore</text:p>
        </text:list-item>
        <text:list-item>
          <text:p text:style-name="P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2">Utilizzeremo una notazione simil-SQL per spiegare le operazioni CRUD realizzate dall'API sul file <text:soft-page-break/>di configurazione al fine di rendere maggiormente comprensibile il meccanismo e un meta-linguaggio per la restante parte delle implementazioni.</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Standard"/>
      <text:h text:style-name="Heading_20_2" text:outline-level="2">Transizioni di stato</text:h>
      <text:p text:style-name="Text_20_body">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text:soft-page-break/>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 di gruppo</text:h>
      <text:p text:style-name="Standard">Gli interruttori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text:s/>ontrollo di un interruttore di gruppo è ancora on, questo rende coerente il loro comportamento futuro. Infatti l'interruttore di gruppo spegnerà il residuo sensore ancora acceso e poi riaccenderà tutti quelli sotto il suo controllo.</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text:p>
      <text:p text:style-name="Standard"/>
      <text:p text:style-name="Standard">La verifica è essenzialmente fatta cercando il numero di oggetti con stato corrente a on per ciascun gruppo esistente: se il risultato è 0, allora per quel gruppo occorre porre i suoi interruttori (di gruppo) a off.</text:p>
      <text:p text:style-name="Marginalia">SELECT COUNT(*), groupID<text:line-break/>FROM deviceconf A<text:line-break/>JOIN devicefonf B ON MATCH(A.groupID , B.groups)<text:line-break/>WHERE groupID IS NOT NULL<text:line-break/>GROUP BY groupID </text:p>
      <text:p text:style-name="Marginalia">per tutti i <text:span text:style-name="T1">$groupID</text:span> in cui COUNT(*) == 0:</text:p>
      <text:p text:style-name="Marginalia"><text:s text:c="4"/>UPDATE deviceconf<text:line-break/> <text:s text:c="3"/>SET currentstate = 0<text:line-break/> <text:s text:c="3"/>WHERE MATCH(groups, $groupID)</text:p>
      <text:p text:style-name="Standard"/>
      <text:p text:style-name="Standard">Non è necessario il controllo inverso per portare lo stato a on.</text:p>
      <text:p text:style-name="Standard"/>
      <text:p text:style-name="Marginalia"><text:soft-page-break/>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08T22:25:37</dc:date>
    <meta:editing-duration>PT3H46M49S</meta:editing-duration>
    <meta:editing-cycles>15</meta:editing-cycles>
    <meta:generator>LibreOffice/3.5$Linux_x86 LibreOffice_project/350m1$Build-2</meta:generator>
    <meta:document-statistic meta:table-count="0" meta:image-count="0" meta:object-count="0" meta:page-count="6" meta:paragraph-count="95" meta:word-count="1706" meta:character-count="11313" meta:non-whitespace-character-count="9660"/>
  </office:meta>
</office:document-meta>
</file>